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master-page-name="">
      <style:paragraph-properties fo:margin-left="0cm" fo:margin-right="-0.026cm" fo:text-indent="0cm" style:auto-text-indent="false" style:page-number="auto"/>
      <style:text-properties style:font-name="Arial"/>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tyle="normal" style:font-style-asian="normal" style:font-style-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Arial"/>
    </style:style>
    <style:style style:name="T6" style:family="text">
      <style:text-properties style:font-name="Arial"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nRiser 8 Schnellstart</text:p>
      <text:p text:style-name="P1"/>
      <text:p text:style-name="P7">Herzlichen Glückwunsch zum Kauf des <text:span text:style-name="T3">SunRiser 8</text:span>. Die gesamte Konfiguration des SunRiser wird über das Web Interface durchgeführt, wo Sie auch viele weitere Informationen finden, wie Sie Ihren SunRiser benutzen. Daher beschäftigt sich dieser Schnellstart nur damit Sie ins Web Interface zu bringen.</text:p>
      <text:p text:style-name="P1"/>
      <text:p text:style-name="P2">Erstkonfiguration</text:p>
      <text:p text:style-name="P1"/>
      <text:p text:style-name="P1">Nur um die Firmware zu erneuern und für zukünftigen Cloud Funktionen benötigen Sie eine aktive Internet Verbindung, weswegen Sie für die Erstkonfiguration einfach nur das Gerät mit Ihrem lokalen Router verbinden, um es dann über Ihren heimischen Computer oder über ein modernes Smartphone oder Tablet zu konfigurieren.</text:p>
      <text:p text:style-name="P1"/>
      <text:p text:style-name="P1">Danach können Sie das Gerät einfach am Einsatz Ort ohne Netzwerk wieder verbinden und die eingestellte Konfiguration läuft. Bitte achten Sie darauf, vorher eine Sicherung der Konfiguration zu machen, damit Sie diese im Fall der Fälle wiederherstellen können. Im Web Interface gibt es viele weitere Informationen zum Thema Sicherung.</text:p>
      <text:p text:style-name="P1"/>
      <text:p text:style-name="P2">Netzwerk verbinden</text:p>
      <text:p text:style-name="P1"/>
      <text:p text:style-name="P1">Mit dem beigelegtem Netzwerk Kabel einfach den SunRiser mit einem der Netzwerk Ports an Ihrem Router verbinden, und danach die Stromversorgung, die Sie bestellt haben oder bereits besitzen, mit dem entsprechenden Eingang verbinden. Sie müssen die LEDs nicht verbinden um diese konfigurieren zu können! Nachdem Sie Netzwerk und Stromversorgung verbunden haben, warten Sie eine kurze Zeit, und gehen dann einfach mit Ihrem Computer oder mobilem Gerät, das mit dem gleichen Netzwerk verbunden ist, auf die SunRiser Finder Webseite:</text:p>
      <text:p text:style-name="P1"/>
      <text:p text:style-name="P1"><text:tab/><text:span text:style-name="T2">http://sunriser.ledaquaristik.de/</text:span></text:p>
      <text:p text:style-name="P1"/>
      <text:p text:style-name="P1">Sobald der SunRiser in Ihrem Netzwerk eine Adresse erhalten hat, sollte hier eine kurze Information stehen das ein SunRiser gefunden wurde, welche Sie aber direkt nach 10 Sekunden auf Ihren SunRiser weiterleitet. Falls dies nicht der Fall ist, werden auf der Webseite weitere Informationen stehen was Sie tun können um den Zustand zu beheben. Am besten einmal kurz den Reset Knopf vorne am Gerät drücken und mindestens eine Minute warten.</text:p>
      <text:p text:style-name="P1"/>
      <text:p text:style-name="P1">Alternativ können Sie auch (soweit Ihr Browser und Router die entsprechend nötigen Funktionen zulässt) über:</text:p>
      <text:p text:style-name="P1"/>
      <text:p text:style-name="P1"><text:span text:style-name="T2"><text:tab/>http://sunriser/ </text:span><text:span text:style-name="T4">oder</text:span><text:span text:style-name="T2"> http://sunriser.local/</text:span></text:p>
      <text:p text:style-name="P1"/>
      <text:p text:style-name="P1">auf Ihr Gerät zugreifen. Der SunRiser Finder wird aber in weit mehr Fällen funktionieren. Bitte beachten Sie auch das der SunRiser nur beim hochfahren sich bei dem SunRiser Finder Server meldet und daher, damit diese Funktion genutzt werden kann, der SunRiser genau dann auch eine funktionierende Internet Verbindung zur Verfügung hat.</text:p>
      <text:p text:style-name="P1"/>
      <text:p text:style-name="P4">Datenschutz Hinweis zum SunRiser Finder</text:p>
      <text:p text:style-name="P1"/>
      <text:p text:style-name="P1">Die Informationen die der SunRiser von Ihrem Netzwerk zum SunRiser Finder Server überträgt befinden sich auf unserem Server nur im flüchtigen Speicher und können nur abgerufen werden von der gleichen Internet Adresse die diese auch geliefert hat. Die Funktion kann über die Experten Einstellungen unter den Systemeinstellungen abgestellt werden. Die übertragenen Informationen sind die lokale IP-Adresse des SunRiser, die Hardware Mac Adresse und Informationen über die Firmware.</text:p>
      <text:p text:style-name="P1"/>
      <text:p text:style-name="P2"><text:soft-page-break/>Web Browser Voraussetzungen</text:p>
      <text:p text:style-name="P1"/>
      <text:p text:style-name="P1">Das gesamte Web Interface und die entsprechenden Cloud Funktionen wurden für moderne Web Browser Versionen entworfen und funktionieren auch nur dort. Alte Web Browser auf alten Smartphones die nicht mehr erneuert werden, werden nicht funktionieren.</text:p>
      <text:p text:style-name="P1"/>
      <text:p text:style-name="P6">Falls Sie Probleme mit Ihrem Browser haben, bitte erneuern Sie diesen zuerst auf die neuste Version, bevor Sie sich bei uns melden.</text:p>
      <text:p text:style-name="P1"/>
      <text:p text:style-name="P1">Wir entwickeln direkt am Chrome Browser, weswegen wir im Zweifelsfall auch bitten genau diesen Browser zu installieren, weil wir nur hier die Funktionalität am besten garantieren können. Auch wenn wir alles nötige getan haben um Safari Benutzern den Zugang zu dem Web Interface zu ermöglichen, gibt es einige ältere Apple Geräte welche nicht auf die notwendige Safari Version erneuert werden können,bitte versuchen Sie dann genau hier den Chrome Browser zu installieren, der auch für Apple Geräte zur Verfügung steht.</text:p>
      <text:p text:style-name="P1"/>
      <text:p text:style-name="P2">Firmware erneuern</text:p>
      <text:p text:style-name="P1"/>
      <text:p text:style-name="P1"><text:span text:style-name="T1">Bitte erneuern Sie im Web Interface direkt die Firmware</text:span>, die Funktion hierfür finden Sie hinter dem Zahnrädchen im Menü oder direkt unten auf der Startseite. Gerade jetzt, in der Startphase des Verkaufs, erscheinen unsere Firmware Erneuerungen häufig schneller als DHL liefern kann.</text:p>
      <text:p text:style-name="P1"/>
      <text:p text:style-name="P2">Factory Reset / Fabrikzustand</text:p>
      <text:p text:style-name="P1"/>
      <text:p text:style-name="P1">Falls Sie nach einer Firmware Erneuerung keinerlei Reaktion von Ihrem SunRiser erhalten, oder eine letzte Konfigurationsänderung dazu führte das Sie den SunRiser nicht mehr erreichen können, dann können Sie einen sogenannten <text:span text:style-name="T1">Factory Reset</text:span> durchführen. Dieser versetzt den SunRiser wieder in den Fabrikzustand und verschiebt die Konfiguration in ein alternatives Verzeichnis, welches danach über die Sicherungsfunktionen heruntergeladen werden kann. Um einen <text:span text:style-name="T1">Factory Reset</text:span> durchzuführen, müssen Sie in den ersten 4 Sekunden, nachdem der SunRiser mit dem Strom verbunden wurde, kurz auf den "Reset" Knopf drücken und dann eine kurze Zeit warten (weniger als 1 Minute) bis der Fabrikzustand wieder hergestellt wurde.</text:p>
      <text:p text:style-name="P1"/>
      <text:p text:style-name="P2">Direkt Verbindung</text:p>
      <text:p text:style-name="P1"/>
      <text:p text:style-name="P1">Falls Sie eine direkte Verbindung mit dem SunRiser aufbauen müssen, ist dies auch möglich. Wenn der SunRiser in den ersten 4-5 Minuten nicht in der Lage ist eine IP-Adresse zu erhalten, wird er automatisch auf die IP-Adresse <text:span text:style-name="T1">192.168.0.2</text:span> eingestellt. Um darauf zuzugreifen müssen Sie Ihre Netzwerk Einstellungen für das verbundene Gerät auf folgende Werte einstellen:</text:p>
      <text:p text:style-name="P1"/>
      <text:p text:style-name="P3"><text:tab/>IP-Adresse: <text:s text:c="4"/><text:tab/><text:tab/>192.168.0.1</text:p>
      <text:p text:style-name="P3"><text:tab/>Subnet Netmask:<text:tab/>255.255.255.0</text:p>
      <text:p text:style-name="P3"/>
      <text:p text:style-name="P1">Alle anderen Einstellungen wie DNS und Default Gateway sind vollkommen irrelevant. Danach können Sie sich von Ihrem Gerät aus über die folgende Adresse mit dem SunRiser verbinden:</text:p>
      <text:p text:style-name="P1"/>
      <text:p text:style-name="Standard"><text:span text:style-name="T5"><text:tab/></text:span><text:span text:style-name="T6">http://192.168.0.2/</text:span></text:p>
      <text:p text:style-name="P3"/>
      <text:p text:style-name="P9">Bitte drücken Sie den Reset Knopf, falls Sie auch nach 10 Minuten keinerlei Direkt Verbindung be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47cm" fo:margin-bottom="1.152cm" fo:margin-left="1.164cm" fo:margin-right="1.0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21:00:17.74</meta:creation-date>
    <dc:date>2015-03-30T13:46:19.61</dc:date>
    <meta:editing-duration>PT19H34M21S</meta:editing-duration>
    <meta:editing-cycles>6</meta:editing-cycles>
    <meta:generator>OpenOffice/4.1.1$Win32 OpenOffice.org_project/411m6$Build-9775</meta:generator>
    <meta:document-statistic meta:table-count="0" meta:image-count="0" meta:object-count="0" meta:page-count="2" meta:paragraph-count="29" meta:word-count="828" meta:character-count="5719"/>
  </office:meta>
</office:document-meta>
</file>